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49E0000037802E406DF96F609E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273cm" svg:x="1.008cm" svg:y="7.701cm">
          <draw:image xlink:href="Pictures/100000000000049E0000037802E406DF96F609E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16:14.366042549</meta:creation-date>
    <dc:date>2018-02-09T16:16:34.354477273</dc:date>
    <meta:editing-duration>PT20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